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c13f" officeooo:paragraph-rsid="0000c13f"/>
    </style:style>
    <style:style style:name="P2" style:family="paragraph" style:parent-style-name="Standard" style:master-page-name="">
      <loext:graphic-properties draw:fill="none"/>
      <style:paragraph-properties fo:margin-left="0in" fo:margin-right="3.6866in" fo:text-indent="0in" style:auto-text-indent="false" style:page-number="auto" fo:background-color="transparent"/>
      <style:text-properties officeooo:rsid="0000c13f" officeooo:paragraph-rsid="0000c13f"/>
    </style:style>
    <style:style style:name="P3" style:family="paragraph" style:parent-style-name="Standard">
      <loext:graphic-properties draw:fill="none"/>
      <style:paragraph-properties fo:margin-left="0in" fo:margin-right="3.6866in" fo:text-indent="0in" style:auto-text-indent="false" fo:background-color="transparent"/>
      <style:text-properties officeooo:rsid="0000c13f" officeooo:paragraph-rsid="0000c13f"/>
    </style:style>
    <style:style style:name="P4" style:family="paragraph" style:parent-style-name="Standard">
      <loext:graphic-properties draw:fill="none"/>
      <style:paragraph-properties fo:margin-left="0in" fo:margin-right="3.6866in" fo:text-indent="0in" style:auto-text-indent="false" fo:background-color="transparent"/>
      <style:text-properties officeooo:rsid="00029b6b" officeooo:paragraph-rsid="00029b6b"/>
    </style:style>
    <style:style style:name="P5" style:family="paragraph" style:parent-style-name="Standard">
      <loext:graphic-properties draw:fill="none"/>
      <style:paragraph-properties fo:margin-left="0in" fo:margin-right="3.6866in" fo:text-indent="0in" style:auto-text-indent="false" fo:background-color="transparent"/>
      <style:text-properties officeooo:rsid="00033b91" officeooo:paragraph-rsid="00033b91"/>
    </style:style>
    <style:style style:name="P6" style:family="paragraph" style:parent-style-name="Standard">
      <loext:graphic-properties draw:fill="none"/>
      <style:paragraph-properties fo:margin-left="0in" fo:margin-right="3.6866in" fo:text-indent="0in" style:auto-text-indent="false" fo:background-color="transparent"/>
      <style:text-properties officeooo:rsid="00033b91" officeooo:paragraph-rsid="00048780"/>
    </style:style>
    <style:style style:name="P7" style:family="paragraph" style:parent-style-name="Standard">
      <loext:graphic-properties draw:fill="none"/>
      <style:paragraph-properties fo:margin-left="0in" fo:margin-right="3.6866in" fo:text-indent="0in" style:auto-text-indent="false" fo:background-color="transparent"/>
      <style:text-properties officeooo:paragraph-rsid="00033b91"/>
    </style:style>
    <style:style style:name="P8" style:family="paragraph" style:parent-style-name="Standard">
      <loext:graphic-properties draw:fill="none"/>
      <style:paragraph-properties fo:margin-left="0in" fo:margin-right="3.6866in" fo:text-indent="0in" style:auto-text-indent="false" fo:background-color="transparent"/>
      <style:text-properties officeooo:paragraph-rsid="00048780"/>
    </style:style>
    <style:style style:name="P9" style:family="paragraph" style:parent-style-name="Standard">
      <loext:graphic-properties draw:fill="none"/>
      <style:paragraph-properties fo:margin-left="0in" fo:margin-right="3.6866in" fo:text-indent="0in" style:auto-text-indent="false" fo:background-color="transparent"/>
      <style:text-properties officeooo:paragraph-rsid="00050c35"/>
    </style:style>
    <style:style style:name="P10" style:family="paragraph" style:parent-style-name="Standard">
      <loext:graphic-properties draw:fill="none"/>
      <style:paragraph-properties fo:margin-left="0in" fo:margin-right="3.6866in" fo:text-indent="0in" style:auto-text-indent="false" fo:background-color="transparent"/>
      <style:text-properties officeooo:rsid="00050c35" officeooo:paragraph-rsid="00050c35"/>
    </style:style>
    <style:style style:name="P11" style:family="paragraph" style:parent-style-name="Standard">
      <loext:graphic-properties draw:fill="none"/>
      <style:paragraph-properties fo:margin-left="0in" fo:margin-right="3.6866in" fo:text-indent="0in" style:auto-text-indent="false" fo:background-color="transparent"/>
      <style:text-properties officeooo:rsid="000576ba" officeooo:paragraph-rsid="000576ba"/>
    </style:style>
    <style:style style:name="P12" style:family="paragraph" style:parent-style-name="Standard">
      <loext:graphic-properties draw:fill="none"/>
      <style:paragraph-properties fo:margin-left="0in" fo:margin-right="3.6866in" fo:text-indent="0in" style:auto-text-indent="false" fo:background-color="transparent"/>
      <style:text-properties officeooo:rsid="00061346" officeooo:paragraph-rsid="00061346"/>
    </style:style>
    <style:style style:name="P13" style:family="paragraph" style:parent-style-name="Standard">
      <loext:graphic-properties draw:fill="none"/>
      <style:paragraph-properties fo:margin-left="0in" fo:margin-right="3.6866in" fo:text-indent="0in" style:auto-text-indent="false" fo:background-color="transparent"/>
      <style:text-properties officeooo:paragraph-rsid="00061346"/>
    </style:style>
    <style:style style:name="P14" style:family="paragraph" style:parent-style-name="Standard">
      <loext:graphic-properties draw:fill="none"/>
      <style:paragraph-properties fo:margin-left="0in" fo:margin-right="3.6866in" fo:text-indent="0in" style:auto-text-indent="false" fo:background-color="transparent"/>
      <style:text-properties officeooo:rsid="0007a89a" officeooo:paragraph-rsid="0007a89a"/>
    </style:style>
    <style:style style:name="P15" style:family="paragraph" style:parent-style-name="Standard">
      <loext:graphic-properties draw:fill="none"/>
      <style:paragraph-properties fo:margin-left="0in" fo:margin-right="3.6866in" fo:text-indent="0in" style:auto-text-indent="false" fo:background-color="transparent"/>
      <style:text-properties officeooo:rsid="0007ed00" officeooo:paragraph-rsid="0007ed00"/>
    </style:style>
    <style:style style:name="T1" style:family="text">
      <style:text-properties officeooo:rsid="00029b6b"/>
    </style:style>
    <style:style style:name="T2" style:family="text">
      <style:text-properties style:font-name="sans-serif" fo:font-size="9.75pt" officeooo:rsid="00033b91"/>
    </style:style>
    <style:style style:name="T3" style:family="text">
      <style:text-properties style:font-name="sans-serif" fo:font-size="9.75pt" style:font-size-asian="12pt" style:font-size-complex="12pt"/>
    </style:style>
    <style:style style:name="T4" style:family="text">
      <style:text-properties style:font-name="sans-serif" fo:font-size="9.75pt" officeooo:rsid="00048780" style:font-size-asian="12pt" style:font-size-complex="12pt"/>
    </style:style>
    <style:style style:name="T5" style:family="text">
      <style:text-properties style:font-name="sans-serif" fo:font-size="9.75pt" officeooo:rsid="00050c35" style:font-size-asian="12pt" style:font-size-complex="12pt"/>
    </style:style>
    <style:style style:name="T6" style:family="text">
      <style:text-properties style:font-name="sans-serif" fo:font-size="9.75pt" officeooo:rsid="00061346" style:font-size-asian="12pt" style:font-size-complex="12pt"/>
    </style:style>
    <style:style style:name="T7" style:family="text">
      <style:text-properties style:font-name="sans-serif" fo:font-size="9.75pt" officeooo:rsid="0007a89a" style:font-size-asian="12pt" style:font-size-complex="12pt"/>
    </style:style>
    <style:style style:name="T8" style:family="text">
      <style:text-properties style:font-name="sans-serif" fo:font-size="9.75pt" officeooo:rsid="0007ed00" style:font-size-asian="12pt" style:font-size-complex="12pt"/>
    </style:style>
    <style:style style:name="T9" style:family="text">
      <style:text-properties style:font-name="sans-serif" fo:font-size="12pt" style:font-size-asian="12pt" style:font-size-complex="12pt"/>
    </style:style>
    <style:style style:name="T10" style:family="text">
      <style:text-properties style:font-name="sans-serif" fo:font-size="12pt" officeooo:rsid="00048780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:</text:p>
      <text:p text:style-name="P2"><text:tab/><text:span text:style-name="T1">Within the class Software Architecture, was proposed an assignment where students would need to design and develop a concurrent application.</text:span></text:p>
      <text:p text:style-name="P3"/>
      <text:p text:style-name="P4">Description:</text:p>
      <text:p text:style-name="P4"><text:s/>The project is about an harvest in an agricultural farm.</text:p>
      <text:p text:style-name="P4">There are two main entities:</text:p>
      <text:p text:style-name="P4"><text:tab/>the Control Center</text:p>
      <text:p text:style-name="P4"><text:tab/>the Farm Infrastructure</text:p>
      <text:p text:style-name="P4"/>
      <text:p text:style-name="P4">Where the Control Center will be responsible for supervising the harvest while the Farm Infrastructure will be organizing the agricultural harvest.</text:p>
      <text:p text:style-name="P4"/>
      <text:p text:style-name="P5">Control Center requirements:</text:p>
      <text:p text:style-name="P7"><text:span text:style-name="T2"><text:tab/>Relies on one process with a GUI</text:span></text:p>
      <text:p text:style-name="P7"><text:span text:style-name="T2"><text:tab/>visual interface to define the number of farmers for each harvest</text:span></text:p>
      <text:p text:style-name="P7"><text:span text:style-name="T2"><text:tab/>visual interface to define max number of steps of all farmers</text:span></text:p>
      <text:p text:style-name="P7"><text:span text:style-name="T2"><text:tab/>visual interface to define the timeout of the farmer movements</text:span></text:p>
      <text:p text:style-name="P7"><text:span text:style-name="T2"><text:tab/>visual interface to control the harvest state like the following:</text:span></text:p>
      <text:p text:style-name="P7"><text:span text:style-name="T2"><text:tab/><text:tab/>Prepare new Harvest</text:span></text:p>
      <text:p text:style-name="P7"><text:span text:style-name="T2"><text:tab/><text:tab/>Start the harvest</text:span></text:p>
      <text:p text:style-name="P7"><text:span text:style-name="T2"><text:tab/><text:tab/>Collect the corn cobs</text:span></text:p>
      <text:p text:style-name="P7"><text:span text:style-name="T2"><text:tab/><text:tab/>Return the corn cobs</text:span></text:p>
      <text:p text:style-name="P7"><text:span text:style-name="T2"><text:tab/><text:tab/>Stops the harvest</text:span></text:p>
      <text:p text:style-name="P7"><text:span text:style-name="T2"><text:tab/><text:tab/>Exit simulation</text:span></text:p>
      <text:p text:style-name="P7"><text:span text:style-name="T2"/></text:p>
      <text:p text:style-name="P6"><text:span text:style-name="T9">Farm Infrastructure </text:span><text:span text:style-name="T10">requirements:</text:span></text:p>
      <text:p text:style-name="P8"><text:span text:style-name="T10"><text:tab/></text:span><text:span text:style-name="T4">visual interface for a storehouse where farmers are waiting for a new harvest; </text:span></text:p>
      <text:p text:style-name="P8"><text:span text:style-name="T10"><text:tab/></text:span><text:span text:style-name="T4">Has a departure area where farmers wait for the departure order to start the harvest;</text:span></text:p>
      <text:p text:style-name="P8"><text:span text:style-name="T10"><text:tab/></text:span><text:span text:style-name="T4">visual interface to link the departure area and the granary area;</text:span></text:p>
      <text:p text:style-name="P9"><text:span text:style-name="T10"><text:tab/></text:span><text:span text:style-name="T4">visual interface for a granary area where farmers collect the corn cobs;</text:span></text:p>
      <text:p text:style-name="P9"><text:span text:style-name="T10"><text:tab/></text:span><text:span text:style-name="T4">Each farmer is implemented as a different Thread;</text:span></text:p>
      <text:p text:style-name="P9"><text:span text:style-name="T10"><text:tab/></text:span><text:span text:style-name="T4">4 monitors: </text:span></text:p>
      <text:p text:style-name="P9"><text:span text:style-name="T4"><text:tab/><text:tab/>Storehouse, </text:span></text:p>
      <text:p text:style-name="P9"><text:span text:style-name="T4"><text:tab/><text:tab/>Standing Area, </text:span></text:p>
      <text:p text:style-name="P9"><text:span text:style-name="T4"><text:tab/><text:tab/>Path</text:span></text:p>
      <text:p text:style-name="P9"><text:span text:style-name="T4"><text:tab/><text:tab/>Granary;</text:span></text:p>
      <text:p text:style-name="P9"><text:span text:style-name="T10"><text:tab/></text:span><text:span text:style-name="T4">Each Monitor must be implemented as an independent Java class</text:span></text:p>
      <text:p text:style-name="P9"><text:span text:style-name="T4"/></text:p>
      <text:p text:style-name="P10"><text:span text:style-name="T3">The workers will have the following <text:s/>workflow:</text:span></text:p>
      <text:p text:style-name="P10"><text:span text:style-name="T3"/></text:p>
      <text:p text:style-name="P10"><text:soft-page-break/><text:span text:style-name="T3">//Diagram workflow of worker</text:span></text:p>
      <text:p text:style-name="P10"><text:span text:style-name="T3"/></text:p>
      <text:p text:style-name="P11"><text:span text:style-name="T3">The Application will have the following workflow:</text:span></text:p>
      <text:p text:style-name="P11"><text:span text:style-name="T3"/></text:p>
      <text:p text:style-name="P11"><text:span text:style-name="T3">//</text:span><text:span text:style-name="T6">Diagram App workflow</text:span></text:p>
      <text:p text:style-name="P11"><text:span text:style-name="T6"/></text:p>
      <text:p text:style-name="P11"><text:span text:style-name="T6"/></text:p>
      <text:p text:style-name="P12"><text:span text:style-name="T3">Architecture:</text:span></text:p>
      <text:p text:style-name="P12"><text:span text:style-name="T3"><text:tab/></text:span></text:p>
      <text:p text:style-name="P13"><text:span text:style-name="T5"><text:tab/></text:span><text:span text:style-name="T6">The idea behind this architecture design is to ensure avaiability, cost distribution <text:s/>and scalability of the Workers. Regardless where they were, they </text:span><text:span text:style-name="T7">sh</text:span><text:span text:style-name="T6">ould <text:s/>always be available to work while guaranteeing </text:span><text:span text:style-name="T7">operation</text:span><text:span text:style-name="T6"> in atleast one FI server(All workers in this server).</text:span></text:p>
      <text:p text:style-name="P13"><text:span text:style-name="T6"/></text:p>
      <text:p text:style-name="P14"><text:span text:style-name="T6">T</text:span><text:span text:style-name="T3">he following diagram:</text:span></text:p>
      <text:p text:style-name="P14"><text:span text:style-name="T3">//Architecture diagram</text:span></text:p>
      <text:p text:style-name="P14"><text:span text:style-name="T3"/></text:p>
      <text:p text:style-name="P14"><text:span text:style-name="T3">The following discovery </text:span><text:span text:style-name="T8">sequence:</text:span></text:p>
      <text:p text:style-name="P14"><text:span text:style-name="T8">//</text:span></text:p>
      <text:p text:style-name="P15"><text:span text:style-name="T8"/></text:p>
      <text:p text:style-name="P15"><text:span text:style-name="T8"/></text:p>
      <text:p text:style-name="P13"><text:span text:style-name="T6"/></text:p>
      <text:p text:style-name="P13"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1:11:24.336565833</meta:creation-date>
    <dc:date>2020-03-23T13:08:08.007779495</dc:date>
    <meta:editing-duration>PT33M2S</meta:editing-duration>
    <meta:editing-cycles>1</meta:editing-cycles>
    <meta:document-statistic meta:table-count="0" meta:image-count="0" meta:object-count="0" meta:page-count="2" meta:paragraph-count="44" meta:word-count="286" meta:character-count="1899" meta:non-whitespace-character-count="1609"/>
    <meta:generator>LibreOffice/6.0.7.3$Linux_X86_64 LibreOffice_project/00m0$Build-3</meta:generator>
  </office:meta>
</office:document-meta>
</file>